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Helvetica Neue" svg:font-family="'Helvetica Neue', sans-serif"/>
    <style:font-face style:name="OpenSymbol" svg:font-family="Open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Contracted</text:h>
      <text:list xml:id="list7598114937395228442" text:style-name="L1">
        <text:list-item>
          <text:p text:style-name="P1">Columnist and contributing writer to the Central Michigan Pulse between September 2015 and January 2016. Researched and submitted articles.</text:p>
        </text:list-item>
        <text:list-item>
          <text:p text:style-name="P1">Columnist for the Hartland Patch between February 2010 and February 2011. Wrote profiles of Hartland alumni.</text:p>
        </text:list-item>
        <text:list-item>
          <text:p text:style-name="P1">Community Photographer and contributing writer for the Morning Sun 2016-2018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Helvetica Neue" svg:font-family="'Helvetica Neue', sans-serif"/>
    <style:font-face style:name="OpenSymbol" svg:font-family="Open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0972in" fo:margin-bottom="0.0835in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04T21:44:42.140000000</meta:creation-date>
    <meta:generator>OpenOffice/4.1.7$Win32 OpenOffice.org_project/417m1$Build-9800</meta:generator>
    <dc:date>2019-11-14T16:13:29.56</dc:date>
    <meta:editing-duration>PT1M31S</meta:editing-duration>
    <meta:editing-cycles>5</meta:editing-cycles>
    <meta:document-statistic meta:table-count="0" meta:image-count="0" meta:object-count="0" meta:page-count="1" meta:paragraph-count="4" meta:word-count="49" meta:character-count="337"/>
    <dc:creator>Jon Morgan</dc:creator>
  </office:meta>
</office:document-meta>
</file>